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90">
      <style:graphic-properties draw:fill="none" draw:stroke="solid" svg:stroke-width="0.01042in" svg:stroke-color="#4a7ebb" draw:marker-end="a389" svg:stroke-opacity="100%"/>
    </style:style>
    <style:style style:family="graphic" style:name="a392">
      <style:graphic-properties draw:fill="none" draw:stroke="solid" svg:stroke-width="0.01042in" svg:stroke-color="#4a7ebb" draw:marker-end="a391" svg:stroke-opacity="100%"/>
    </style:style>
    <style:style style:family="graphic" style:name="a393" style:parent-style-name="Graphics">
      <style:graphic-properties draw:fill="none" draw:stroke="none"/>
    </style:style>
    <style:style style:family="graphic" style:name="a394" style:parent-style-name="Graphics">
      <style:graphic-properties draw:fill="none" draw:stroke="none"/>
    </style:style>
    <style:style style:family="graphic" style:name="a395" style:parent-style-name="Graphics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7">
      <style:graphic-properties draw:fill="none" draw:stroke="solid" svg:stroke-width="0.01042in" svg:stroke-color="#4a7ebb" draw:marker-end="a396" svg:stroke-opacity="100%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>
      <style:graphic-properties draw:fill="none" draw:stroke="solid" svg:stroke-width="0.01042in" svg:stroke-color="#4a7ebb" draw:marker-end="a398" svg:stroke-opacity="100%"/>
    </style:style>
    <style:style style:family="text" style:name="a4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none" draw:stroke="solid" svg:stroke-width="0.01042in" svg:stroke-color="#4a7ebb" draw:marker-end="a400" svg:stroke-opacity="100%"/>
    </style:style>
    <style:style style:family="graphic" style:name="a386" style:parent-style-name="Graphics">
      <style:graphic-properties draw:fill="none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7" style:parent-style-name="Graphics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8" style:parent-style-name="Graphics">
      <style:graphic-properties draw:fill="none" draw:stroke="non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>
        <draw:frame draw:id="id63" presentation:style-name="a384" draw:name="Title 1" svg:x="0.91667in" svg:y="0.58333in" svg:width="8.5in" svg:height="0.58333in" presentation:class="title" presentation:placeholder="false">
          <draw:text-box>
            <text:p text:style-name="a383" text:class-names="" text:cond-style-name=""><text:span text:style-name="a381" text:class-names="">FCF Network<text:line-break/></text:span><text:span text:style-name="a382" text:class-names=""/></text:p>
          </draw:text-box>
          <svg:desc/>
        </draw:frame>
        <draw:frame draw:id="id64" presentation:style-name="a385" draw:name="Subtitle 2" svg:x="0.33333in" svg:y="0.83333in" svg:width="9.66667in" svg:height="5.08333in" presentation:class="subtitle" presentation:placeholder="true">
          <draw:text-box/>
          <svg:desc/>
        </draw:frame>
        <draw:frame draw:id="id65" draw:style-name="a386" draw:name="Picture 3" svg:x="0.41667in" svg:y="1.16667in" svg:width="2.29167in" svg:height="1.51042in" style:rel-width="scale" style:rel-height="scale">
          <draw:image xlink:href="media/image1.png" xlink:type="simple" xlink:show="embed" xlink:actuate="onLoad"/>
          <svg:desc>internet.jpg</svg:desc>
        </draw:frame>
        <draw:frame draw:id="id66" draw:style-name="a387" draw:name="Picture 4" svg:x="3.75in" svg:y="0.41667in" svg:width="2.66667in" svg:height="2.66667in" style:rel-width="scale" style:rel-height="scale">
          <draw:image xlink:href="media/image2.png" xlink:type="simple" xlink:show="embed" xlink:actuate="onLoad"/>
          <svg:desc>Modem.jpg</svg:desc>
        </draw:frame>
        <draw:frame draw:id="id67" draw:style-name="a388" draw:name="Picture 5" svg:x="3.25in" svg:y="2.75in" svg:width="3.75in" svg:height="1.5in" style:rel-width="scale" style:rel-height="scale">
          <draw:image xlink:href="media/image3.jpeg" xlink:type="simple" xlink:show="embed" xlink:actuate="onLoad"/>
          <svg:desc>switch.jpg</svg:desc>
        </draw:frame>
        <draw:connector draw:type="line" svg:x1="2.58333in" svg:y1="1.66667in" svg:x2="3.75in" svg:y2="1.75in" draw:end-shape="id66" draw:end-glue-point="3" draw:id="id68" draw:style-name="a390" draw:name="Straight Arrow Connector 7">
          <svg:desc/>
        </draw:connector>
        <draw:connector draw:type="line" svg:x1="4.33333in" svg:y1="2.41667in" svg:x2="5.16667in" svg:y2="3.33333in" draw:id="id69" draw:style-name="a392" draw:name="Straight Arrow Connector 9">
          <svg:desc/>
        </draw:connector>
        <draw:frame draw:id="id70" draw:style-name="a393" draw:name="Picture 12" svg:x="0.33333in" svg:y="3.75in" svg:width="3in" svg:height="1.91667in" style:rel-width="scale" style:rel-height="scale">
          <draw:image xlink:href="media/image4.png" xlink:type="simple" xlink:show="embed" xlink:actuate="onLoad"/>
          <svg:desc>access_point.png</svg:desc>
        </draw:frame>
        <draw:frame draw:id="id71" draw:style-name="a394" draw:name="Picture 13" svg:x="3.75in" svg:y="3.75in" svg:width="3in" svg:height="1.91667in" style:rel-width="scale" style:rel-height="scale">
          <draw:image xlink:href="media/image4.png" xlink:type="simple" xlink:show="embed" xlink:actuate="onLoad"/>
          <svg:desc>access_point.png</svg:desc>
        </draw:frame>
        <draw:frame draw:id="id72" draw:style-name="a395" draw:name="Picture 14" svg:x="7in" svg:y="3.66667in" svg:width="3in" svg:height="1.91667in" style:rel-width="scale" style:rel-height="scale">
          <draw:image xlink:href="media/image4.png" xlink:type="simple" xlink:show="embed" xlink:actuate="onLoad"/>
          <svg:desc>access_point.png</svg:desc>
        </draw:frame>
        <draw:connector draw:type="line" svg:x1="4.91667in" svg:y1="3.58333in" svg:x2="1.91667in" svg:y2="4.75in" draw:id="id73" draw:style-name="a397" draw:name="Straight Arrow Connector 16">
          <svg:desc/>
        </draw:connector>
        <draw:connector draw:type="line" svg:x1="5.08333in" svg:y1="3.66667in" svg:x2="5.16667in" svg:y2="4.83333in" draw:id="id74" draw:style-name="a399" draw:name="Straight Arrow Connector 20">
          <svg:desc/>
        </draw:connector>
        <draw:connector draw:type="line" svg:x1="5.5in" svg:y1="3.66667in" svg:x2="8.25in" svg:y2="4.75in" draw:id="id75" draw:style-name="a401" draw:name="Straight Arrow Connector 24">
          <svg:desc/>
        </draw:connector>
        <draw:frame draw:id="id76" draw:style-name="a405" draw:name="TextBox 27" svg:x="0.75in" svg:y="5.75in" svg:width="2in" svg:height="0.40391in">
          <draw:text-box>
            <text:p text:style-name="a404" text:class-names="" text:cond-style-name=""><text:span text:style-name="a402" text:class-names="">Main Router</text:span><text:span text:style-name="a403" text:class-names=""/></text:p>
          </draw:text-box>
          <svg:desc/>
        </draw:frame>
        <draw:frame draw:id="id77" draw:style-name="a409" draw:name="TextBox 28" svg:x="4.16667in" svg:y="5.75in" svg:width="2in" svg:height="0.40391in">
          <draw:text-box>
            <text:p text:style-name="a408" text:class-names="" text:cond-style-name=""><text:span text:style-name="a406" text:class-names="">Youth Router</text:span><text:span text:style-name="a407" text:class-names=""/></text:p>
          </draw:text-box>
          <svg:desc/>
        </draw:frame>
        <draw:frame draw:id="id78" draw:style-name="a413" draw:name="TextBox 29" svg:x="7.25in" svg:y="5.66667in" svg:width="2.75in" svg:height="0.40391in">
          <draw:text-box>
            <text:p text:style-name="a412" text:class-names="" text:cond-style-name=""><text:span text:style-name="a410" text:class-names="">Leadership Router</text:span><text:span text:style-name="a411" text:class-names=""/></text:p>
          </draw:text-box>
          <svg:desc/>
        </draw:frame>
        <draw:frame draw:id="id79" draw:style-name="a417" draw:name="TextBox 30" svg:x="6.91667in" svg:y="3.25in" svg:width="3.08333in" svg:height="0.40391in">
          <draw:text-box>
            <text:p text:style-name="a416" text:class-names="" text:cond-style-name=""><text:span text:style-name="a414" text:class-names="">Backbone Network</text:span><text:span text:style-name="a415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391" svg:viewBox="0 0 20 30" svg:d="m10 0-10 30h20z"/>
    <draw:marker draw:name="a400" svg:viewBox="0 0 20 30" svg:d="m10 0-10 30h20z"/>
    <draw:marker draw:name="a398" svg:viewBox="0 0 20 30" svg:d="m10 0-10 30h20z"/>
    <draw:marker draw:name="a389" svg:viewBox="0 0 20 30" svg:d="m10 0-10 30h20z"/>
    <draw:marker draw:name="a396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CF Network</dc:title>
    <meta:initial-creator>richard</meta:initial-creator>
    <dc:creator>richard</dc:creator>
    <meta:creation-date>2017-02-09T20:18:10Z</meta:creation-date>
    <dc:date>2017-02-09T23:18:39Z</dc:date>
    <meta:editing-cycles>17</meta:editing-cycles>
    <meta:editing-duration>PT10438S</meta:editing-duration>
    <meta:document-statistic meta:paragraph-count="5" meta:word-count="10"/>
  </office:meta>
</office:document-meta>
</file>